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4cm" fo:min-width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textarea-horizontal-align="justify" draw:textarea-vertical-align="middle" draw:auto-grow-height="false" fo:min-height="0.382cm" fo:min-width="1.532cm"/>
    </style:style>
    <style:style style:name="gr6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218cm" svg:height="0.962cm" svg:x="7.582cm" svg:y="1.338cm">
          <draw:text-box>
            <text:p>Proceso de login</text:p>
          </draw:text-box>
        </draw:frame>
        <draw:custom-shape draw:style-name="gr2" draw:text-style-name="P2" xml:id="id1" draw:id="id1" draw:layer="layout" svg:width="3.1cm" svg:height="3.3cm" svg:x="8.8cm" svg:y="5.9cm">
          <text:p text:style-name="P2">Usuario de base de dato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3.1cm" svg:height="3.3cm" svg:x="5.4cm" svg:y="8.6cm">
          <text:p text:style-name="P2">Contraseña correc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8cm" svg:y1="7.55cm" svg:x2="6.95cm" svg:y2="8.6cm" draw:start-shape="id1" draw:start-glue-point="5" draw:end-shape="id2" svg:d="M8800 7550h-1850v1050" svg:viewBox="0 0 1851 1051">
          <text:p text:style-name="P3"><text:span text:style-name="T1">Si</text:span></text:p>
        </draw:connector>
        <draw:connector draw:style-name="gr3" draw:text-style-name="P3" draw:layer="layout" svg:x1="6.95cm" svg:y1="11.9cm" svg:x2="8.95cm" svg:y2="13.7cm" draw:start-shape="id2" draw:start-glue-point="6" draw:end-shape="id3" draw:end-glue-point="0" svg:d="M6950 11900v901h2000v899" svg:viewBox="0 0 2001 1801">
          <text:p text:style-name="P3"><text:span text:style-name="T1">Si</text:span></text:p>
        </draw:connector>
        <draw:custom-shape draw:style-name="gr4" draw:text-style-name="P2" xml:id="id3" draw:id="id3" draw:layer="layout" svg:width="2.9cm" svg:height="1.2cm" svg:x="7.5cm" svg:y="13.7cm">
          <text:p text:style-name="P2"><text:span text:style-name="T2">Aceptar Usuar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1cm" svg:height="0.7cm" svg:x="7.9cm" svg:y="15.7cm">
          <text:p text:style-name="P4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8.95cm" svg:y1="14.9cm" svg:x2="8.95cm" svg:y2="15.7cm" draw:start-shape="id3" draw:start-glue-point="2" draw:end-shape="id4" draw:end-glue-point="0" svg:d="M8950 14900v800" svg:viewBox="0 0 1 801">
          <text:p/>
        </draw:connector>
        <draw:custom-shape draw:style-name="gr4" draw:text-style-name="P2" xml:id="id6" draw:id="id6" draw:layer="layout" svg:width="2.9cm" svg:height="1.2cm" svg:x="1.3cm" svg:y="9.6cm">
          <text:p text:style-name="P2"><text:span text:style-name="T2">Contraseña incorrec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9cm" svg:height="1.2cm" svg:x="8.9cm" svg:y="4.2cm">
          <text:p text:style-name="P2"><text:span text:style-name="T2">Ingresar Dato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35cm" svg:y1="5.4cm" svg:x2="10.35cm" svg:y2="5.9cm" draw:start-shape="id5" draw:start-glue-point="2" draw:end-shape="id1" draw:end-glue-point="4" svg:d="M10350 5400v500" svg:viewBox="0 0 1 501">
          <text:p/>
        </draw:connector>
        <draw:connector draw:style-name="gr3" draw:text-style-name="P3" draw:layer="layout" svg:x1="5.4cm" svg:y1="10.25cm" svg:x2="4.2cm" svg:y2="10.2cm" draw:start-shape="id2" draw:start-glue-point="5" draw:end-shape="id6" draw:end-glue-point="1" svg:d="M5400 10250h-600v-50h-600" svg:viewBox="0 0 1201 51">
          <text:p text:style-name="P3"><text:span text:style-name="T1">No</text:span></text:p>
        </draw:connector>
        <draw:connector draw:style-name="gr6" draw:text-style-name="P4" draw:layer="layout" svg:x1="2.75cm" svg:y1="9.6cm" svg:x2="8.9cm" svg:y2="4.8cm" draw:start-shape="id6" draw:start-glue-point="0" draw:end-shape="id5" draw:end-glue-point="3" svg:d="M2750 9600v-4800h6150" svg:viewBox="0 0 6151 4801">
          <text:p/>
        </draw:connector>
        <draw:connector draw:style-name="gr3" draw:text-style-name="P3" draw:layer="layout" svg:x1="11.9cm" svg:y1="7.55cm" svg:x2="13.45cm" svg:y2="8.6cm" draw:start-shape="id1" draw:start-glue-point="7" draw:end-shape="id7" draw:end-glue-point="4" svg:d="M11900 7550h1550v1050" svg:viewBox="0 0 1551 1051">
          <text:p text:style-name="P3"><text:span text:style-name="T1">No</text:span></text:p>
        </draw:connector>
        <draw:custom-shape draw:style-name="gr2" draw:text-style-name="P2" xml:id="id7" draw:id="id7" draw:layer="layout" svg:width="3.1cm" svg:height="3.3cm" svg:x="11.9cm" svg:y="8.6cm">
          <text:p text:style-name="P2">Usuario de domini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1.9cm" svg:y1="10.25cm" svg:x2="8.5cm" svg:y2="10.25cm" draw:start-shape="id7" draw:start-glue-point="5" draw:end-shape="id2" draw:end-glue-point="7" svg:d="M11900 10250h-3400" svg:viewBox="0 0 3401 1">
          <text:p text:style-name="P3"><text:span text:style-name="T1">Si</text:span></text:p>
        </draw:connector>
        <draw:custom-shape draw:style-name="gr5" draw:text-style-name="P2" xml:id="id8" draw:id="id8" draw:layer="layout" svg:width="2.1cm" svg:height="0.7cm" svg:x="9.3cm" svg:y="2.8cm">
          <text:p text:style-name="P4"><text:span text:style-name="T2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.35cm" svg:y1="3.5cm" svg:x2="10.35cm" svg:y2="4.2cm" draw:start-shape="id8" draw:start-glue-point="2" draw:end-shape="id5" draw:end-glue-point="0" svg:d="M10350 3500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0:34:07.175151662</meta:creation-date>
    <dc:date>2016-12-05T11:31:25.601528457</dc:date>
    <meta:editing-duration>PT40M6S</meta:editing-duration>
    <meta:editing-cycles>4</meta:editing-cycles>
    <meta:generator>LibreOffice/5.1.4.2$Linux_X86_64 LibreOffice_project/10m0$Build-2</meta:generator>
    <meta:document-statistic meta:object-count="18"/>
  </office:meta>
</office:document-meta>
</file>